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e6e6ff" draw:textarea-horizontal-align="justify" draw:textarea-vertical-align="middle" draw:auto-grow-height="false"/>
    </style:style>
    <style:style style:name="gr2" style:family="graphic" style:parent-style-name="standard">
      <style:graphic-properties draw:fill="solid" draw:fill-color="#999999" draw:textarea-horizontal-align="justify" draw:textarea-vertical-align="middle" draw:auto-grow-height="fals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solid" draw:fill-color="#e6e6ff" draw:textarea-horizontal-align="justify" draw:textarea-vertical-align="middle" draw:auto-grow-height="false" fo:min-height="0cm" fo:min-width="0cm" fo:wrap-option="no-wrap"/>
    </style:style>
    <style:style style:name="gr5" style:family="graphic" style:parent-style-name="standard">
      <style:graphic-properties draw:stroke="none" svg:stroke-color="#000000" draw:fill="none" draw:fill-color="#ffffff" draw:textarea-horizontal-align="left" draw:auto-grow-height="true" draw:auto-grow-width="true" fo:min-height="0.685cm" fo:min-width="0cm"/>
    </style:style>
    <style:style style:name="gr6" style:family="graphic" style:parent-style-name="standard">
      <style:graphic-properties draw:fill="solid" draw:fill-color="#e6e6ff" draw:textarea-horizontal-align="justify" draw:textarea-vertical-align="middle" draw:auto-grow-height="false"/>
    </style:style>
    <style:style style:name="P1" style:family="paragraph">
      <style:paragraph-properties fo:text-align="center"/>
      <style:text-properties fo:font-size="14pt" style:font-size-asian="14pt" style:font-size-complex="14pt"/>
    </style:style>
    <style:style style:name="P2"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634cm" svg:height="1.392cm" svg:x="5.273cm" svg:y="8.128cm">
          <text:p text:style-name="P1"><text:span text:style-name="T1">move(Box,Truck)</text:span></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g>
          <draw:custom-shape draw:style-name="gr1" draw:text-style-name="P1" draw:layer="layout" svg:width="4.633cm" svg:height="1.392cm" svg:x="11.761cm" svg:y="8.132cm">
            <text:p text:style-name="P1"><text:span text:style-name="T1">Crane</text:span></text:p>
            <draw:enhanced-geometry svg:viewBox="0 0 21600 21600" draw:type="rectangle" draw:enhanced-path="M 0 0 L 21600 0 21600 21600 0 21600 0 0 Z N"/>
          </draw:custom-shape>
          <draw:custom-shape draw:style-name="gr2" draw:text-style-name="P2" draw:layer="layout" svg:width="0.927cm" svg:height="0.928cm" svg:x="12.005cm" svg:y="8.3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g>
          <draw:custom-shape draw:style-name="gr1" draw:text-style-name="P1" draw:layer="layout" svg:width="4.634cm" svg:height="1.392cm" svg:x="18.145cm" svg:y="11.673cm">
            <text:p text:style-name="P1"><text:span text:style-name="T1">Truck</text:span></text:p>
            <draw:enhanced-geometry svg:viewBox="0 0 21600 21600" draw:type="rectangle" draw:enhanced-path="M 0 0 L 21600 0 21600 21600 0 21600 0 0 Z N"/>
          </draw:custom-shape>
          <draw:custom-shape draw:style-name="gr2" draw:text-style-name="P2" draw:layer="layout" svg:width="0.926cm" svg:height="0.928cm" svg:x="18.39cm" svg:y="11.91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line draw:style-name="gr3" draw:text-style-name="P2" draw:layer="layout" svg:x1="11.761cm" svg:y1="8.815cm" svg:x2="9.907cm" svg:y2="8.815cm">
          <text:p/>
        </draw:line>
        <draw:line draw:style-name="gr3" draw:text-style-name="P2" draw:layer="layout" svg:x1="8.98cm" svg:y1="3.955cm" svg:x2="13.614cm" svg:y2="8.131cm">
          <text:p/>
        </draw:line>
        <draw:line draw:style-name="gr3" draw:text-style-name="P2" draw:layer="layout" svg:x1="14.078cm" svg:y1="3.955cm" svg:x2="14.078cm" svg:y2="8.131cm">
          <text:p/>
        </draw:line>
        <draw:line draw:style-name="gr3" draw:text-style-name="P2" draw:layer="layout" svg:x1="19.638cm" svg:y1="3.491cm" svg:x2="14.541cm" svg:y2="8.131cm">
          <text:p/>
        </draw:line>
        <draw:custom-shape draw:style-name="gr4" draw:text-style-name="P1" draw:layer="layout" svg:width="5.097cm" svg:height="1.857cm" svg:x="4.81cm" svg:y="2.464cm">
          <text:p text:style-name="P1"><text:span text:style-name="T1">box(BoxID,Weight)</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1" draw:layer="layout" svg:width="4.17cm" svg:height="1.856cm" svg:x="11.761cm" svg:y="2.099cm">
          <text:p text:style-name="P1"><text:span text:style-name="T1">onTop(Box)</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1" draw:layer="layout" svg:width="5.097cm" svg:height="1.856cm" svg:x="16.858cm" svg:y="1.635cm">
          <text:p text:style-name="P1"><text:span text:style-name="T1">work(Box,weight)</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 draw:layer="layout" svg:width="7.686cm" svg:height="0.962cm" svg:x="10.425cm" svg:y="19.75cm">
          <draw:text-box>
            <text:p>The Cargo Shipping MAS</text:p>
          </draw:text-box>
        </draw:frame>
        <draw:frame draw:style-name="gr5" draw:layer="layout" svg:width="3.673cm" svg:height="0.962cm" svg:x="12.625cm" svg:y="20.45cm">
          <draw:text-box>
            <text:p>Version 1.0</text:p>
          </draw:text-box>
        </draw:frame>
      </draw:page>
      <draw:page draw:name="page2" draw:style-name="dp1" draw:master-page-name="Default">
        <draw:custom-shape draw:style-name="gr1" draw:text-style-name="P2" draw:layer="layout" svg:width="5.08cm" svg:height="1.905cm" svg:x="3.54cm" svg:y="7.985cm">
          <text:p text:style-name="P2">Action</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g>
          <draw:custom-shape draw:style-name="gr1" draw:text-style-name="P2" draw:layer="layout" svg:width="6.35cm" svg:height="1.905cm" svg:x="2.905cm" svg:y="11.795cm">
            <text:p text:style-name="P2">Agent</text:p>
            <draw:enhanced-geometry svg:viewBox="0 0 21600 21600" draw:type="rectangle" draw:enhanced-path="M 0 0 L 21600 0 21600 21600 0 21600 0 0 Z N"/>
          </draw:custom-shape>
          <draw:custom-shape draw:style-name="gr2" draw:text-style-name="P2" draw:layer="layout" svg:width="1.27cm" svg:height="1.27cm" svg:x="3.24cm" svg:y="12.1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custom-shape draw:style-name="gr4" draw:text-style-name="P2" draw:layer="layout" svg:width="5.715cm" svg:height="2.54cm" svg:x="2.905cm" svg:y="4.175cm">
          <text:p text:style-name="P2">Percepts</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 draw:text-style-name="P2" draw:layer="layout" svg:width="6.35cm" svg:height="2.54cm" svg:x="2.905cm" svg:y="15.605cm">
            <text:p text:style-name="P2">Message</text:p>
            <draw:enhanced-geometry svg:viewBox="0 0 21600 21600" draw:type="rectangle" draw:enhanced-path="M 0 0 L 21600 0 21600 21600 0 21600 0 0 Z N"/>
          </draw:custom-shape>
          <draw:custom-shape draw:style-name="gr6" draw:text-style-name="P2" draw:layer="layout" svg:width="6.35cm" svg:height="0.635cm" svg:x="2.905cm" svg:y="15.604cm">
            <text:p/>
            <draw:enhanced-geometry svg:viewBox="0 0 21600 21600" draw:glue-points="1080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omimo </meta:initial-creator>
    <meta:creation-date>2011-03-23T17:57:29</meta:creation-date>
    <dc:date>2011-03-23T18:21:52</dc:date>
    <dc:creator>omimo </dc:creator>
    <meta:editing-duration>PT00H24M28S</meta:editing-duration>
    <meta:editing-cycles>9</meta:editing-cycles>
    <meta:generator>OpenOffice.org/3.2$Linux OpenOffice.org_project/320m12$Build-9483</meta:generator>
    <meta:document-statistic meta:object-count="24"/>
  </office:meta>
</office:document-meta>
</file>